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8d83" officeooo:paragraph-rsid="00018d83"/>
    </style:style>
    <style:style style:name="P2" style:family="paragraph" style:parent-style-name="Standard">
      <style:text-properties officeooo:rsid="0002cf41" officeooo:paragraph-rsid="0002cf41"/>
    </style:style>
    <style:style style:name="P3" style:family="paragraph" style:parent-style-name="Standard">
      <style:text-properties officeooo:rsid="00050b67" officeooo:paragraph-rsid="00050b67"/>
    </style:style>
    <style:style style:name="P4" style:family="paragraph" style:parent-style-name="Standard">
      <style:text-properties officeooo:rsid="000618cb" officeooo:paragraph-rsid="000618cb"/>
    </style:style>
    <style:style style:name="P5" style:family="paragraph" style:parent-style-name="Standard">
      <style:text-properties officeooo:rsid="0007e323" officeooo:paragraph-rsid="0007e3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cha inicial <text:s/>fecha final</text:p>
      <text:p text:style-name="P5">2003/05/26 – 2003/06/06</text:p>
      <text:p text:style-name="P5">2003/10/11 – 2003/10/23</text:p>
      <text:p text:style-name="P5">2004/07/21 – 2004/08/06</text:p>
      <text:p text:style-name="P5">2004/08/27 – 2004/09/04</text:p>
      <text:p text:style-name="P5">2005/06/11 – 2005/06/21</text:p>
      <text:p text:style-name="P5">2005/08/21 – 2005/08/30</text:p>
      <text:p text:style-name="P5">2005/08/30 – 2005/09/07</text:p>
      <text:p text:style-name="P5">2006/08/17 – 2006/08/26</text:p>
      <text:p text:style-name="P5">2006/12/12 – 2006/12/20</text:p>
      <text:p text:style-name="P5">2015/10/05 – 2015/10/13</text:p>
      <text:p text:style-name="P5">2015/12/17 – 2015/12/30</text:p>
      <text:p text:style-name="P5">2016/03/04 – 2016/03/13</text:p>
      <text:p text:style-name="P5">2016/10/10 – 2016/10/19</text:p>
      <text:p text:style-name="P5">2018/08/24 – 2018/08/31</text:p>
      <text:p text:style-name="P5"/>
      <text:p text:style-name="P5"/>
      <text:p text:style-name="P4"/>
      <text:p text:style-name="P4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0:46:37.302407186</meta:creation-date>
    <dc:date>2022-08-10T18:28:03.065748369</dc:date>
    <meta:editing-duration>PT7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2" meta:character-count="348" meta:non-whitespace-character-count="316"/>
  </office:meta>
</office:document-meta>
</file>